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ae76bf4" style:parent-style-name="AngabeErsteSeite">
      <style:paragraph-properties fo:background-color="#ffff00" fo:margin-left="0.0mm" fo:margin-right="33.3mm" fo:text-indent="0.0mm"/>
    </style:style>
    <style:style style:family="paragraph" style:name="a900575" style:parent-style-name="AngabeErsteSeite">
      <style:paragraph-properties fo:background-color="#ffff00" fo:margin-left="0.0mm" fo:margin-right="33.3mm" fo:text-indent="0.0mm"/>
    </style:style>
  </office:automatic-styles>
  <office:body>
    <office:text>
      <text:p text:style-name="a900575"><text:tab/><text:variable-input style:data-style-name="" text:description="Datum - 28.08.2012" text:display="none" text:name="Date"/><text:variable-get>28.08.2012</text:variable-get><text:span><text:tab/></text:span><text:s text:c="3"/></text:p>
      <text:p text:style-name="ae76bf4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Lohit Devanagari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Lohit Devanagari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Devanagari1" style:font-size-asian="12.0pt"/>
    </style:style>
    <style:style style:family="paragraph" style:name="Index" style:parent-style-name="Standard">
      <style:text-properties style:font-name-complex="Lohit Devanagari1" style:font-size-asian="12.0pt"/>
    </style:style>
    <style:style style:family="paragraph" style:name="AngabeErsteSeite" style:parent-style-name="Text_20_body">
      <style:paragraph-properties fo:margin-bottom="0.0mm" fo:margin-left="22.21mm" fo:margin-right="33.3mm" fo:margin-top="0.0mm" fo:text-indent="-22.21mm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Devanagari1" style:font-size-asian="12.0pt" style:font-style-asian="italic" style:font-style-complex="italic"/>
    </style:style>
    <style:default-style style:family="graphic"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9</dc:date>
    <meta:editing-cycles>2</meta:editing-cycles>
    <meta:editing-duration>PT0.009S</meta:editing-duration>
  </office:meta>
</office:document-meta>
</file>